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9c9f7" officeooo:paragraph-rsid="0009c9f7"/>
    </style:style>
    <style:style style:name="P2" style:family="paragraph" style:parent-style-name="Text_20_body">
      <style:text-properties officeooo:paragraph-rsid="0009c9f7"/>
    </style:style>
    <style:style style:name="P3" style:family="paragraph" style:parent-style-name="Text_20_body">
      <style:text-properties officeooo:rsid="000a0792" officeooo:paragraph-rsid="000a0792"/>
    </style:style>
    <style:style style:name="P4" style:family="paragraph" style:parent-style-name="Text_20_body">
      <style:text-properties officeooo:rsid="000a66c0" officeooo:paragraph-rsid="000a66c0"/>
    </style:style>
    <style:style style:name="P5" style:family="paragraph" style:parent-style-name="Text_20_body">
      <style:text-properties officeooo:rsid="000d2a5e" officeooo:paragraph-rsid="000d2a5e"/>
    </style:style>
    <style:style style:name="P6" style:family="paragraph" style:parent-style-name="Text_20_body">
      <style:text-properties officeooo:rsid="000d94cd" officeooo:paragraph-rsid="000d94cd"/>
    </style:style>
    <style:style style:name="P7" style:family="paragraph" style:parent-style-name="Text_20_body">
      <style:text-properties officeooo:rsid="000ff13b" officeooo:paragraph-rsid="000ff13b"/>
    </style:style>
    <style:style style:name="P8" style:family="paragraph" style:parent-style-name="Text_20_body">
      <style:text-properties style:font-name="Courier New" officeooo:rsid="0011404a" officeooo:paragraph-rsid="0011404a"/>
    </style:style>
    <style:style style:name="P9" style:family="paragraph" style:parent-style-name="Text_20_body">
      <style:text-properties style:font-name="Courier New" officeooo:rsid="001316e4" officeooo:paragraph-rsid="000ff13b"/>
    </style:style>
    <style:style style:name="P10" style:family="paragraph" style:parent-style-name="Text_20_body">
      <style:text-properties style:font-name="Courier New" fo:font-size="11pt" officeooo:rsid="001316e4" officeooo:paragraph-rsid="001316e4" style:font-size-asian="11pt" style:font-size-complex="11pt"/>
    </style:style>
    <style:style style:name="P11" style:family="paragraph" style:parent-style-name="Text_20_body">
      <style:text-properties style:font-name="Times New Roman" officeooo:rsid="001316e4" officeooo:paragraph-rsid="001316e4"/>
    </style:style>
    <style:style style:name="P12" style:family="paragraph" style:parent-style-name="Text_20_body">
      <style:text-properties officeooo:rsid="001316e4" officeooo:paragraph-rsid="001316e4"/>
    </style:style>
    <style:style style:name="P13" style:family="paragraph" style:parent-style-name="Text_20_body">
      <style:text-properties officeooo:rsid="0013a985" officeooo:paragraph-rsid="0013a985"/>
    </style:style>
    <style:style style:name="P14" style:family="paragraph" style:parent-style-name="Text_20_body">
      <style:text-properties officeooo:paragraph-rsid="0013a985"/>
    </style:style>
    <style:style style:name="P15" style:family="paragraph" style:parent-style-name="Text_20_body">
      <style:text-properties officeooo:rsid="00187ecc" officeooo:paragraph-rsid="00187ecc"/>
    </style:style>
    <style:style style:name="P16" style:family="paragraph" style:parent-style-name="Text_20_body">
      <style:text-properties officeooo:rsid="0018ce2d" officeooo:paragraph-rsid="0018ce2d"/>
    </style:style>
    <style:style style:name="P17" style:family="paragraph" style:parent-style-name="Text_20_body">
      <style:text-properties fo:font-weight="normal" officeooo:rsid="0018ce2d" officeooo:paragraph-rsid="0018ce2d" style:font-weight-asian="normal" style:font-weight-complex="normal"/>
    </style:style>
    <style:style style:name="P18" style:family="paragraph" style:parent-style-name="Text_20_body">
      <style:text-properties fo:font-weight="normal" officeooo:rsid="0018ce2d" officeooo:paragraph-rsid="00187ecc" style:font-weight-asian="normal" style:font-weight-complex="normal"/>
    </style:style>
    <style:style style:name="P19" style:family="paragraph" style:parent-style-name="Text_20_body">
      <style:text-properties fo:font-weight="normal" officeooo:rsid="001a1a87" officeooo:paragraph-rsid="001a1a87" style:font-weight-asian="normal" style:font-weight-complex="normal"/>
    </style:style>
    <style:style style:name="P20" style:family="paragraph" style:parent-style-name="Text_20_body">
      <style:text-properties fo:font-weight="normal" officeooo:rsid="001f16a1" officeooo:paragraph-rsid="001f16a1" style:font-weight-asian="normal" style:font-weight-complex="normal"/>
    </style:style>
    <style:style style:name="P21" style:family="paragraph" style:parent-style-name="Text_20_body">
      <style:text-properties officeooo:rsid="0021b579" officeooo:paragraph-rsid="0021b579"/>
    </style:style>
    <style:style style:name="P22" style:family="paragraph" style:parent-style-name="Text_20_body">
      <style:text-properties officeooo:rsid="0021b579" officeooo:paragraph-rsid="0021c523"/>
    </style:style>
    <style:style style:name="P23" style:family="paragraph" style:parent-style-name="Text_20_body">
      <style:text-properties officeooo:rsid="0021b579" officeooo:paragraph-rsid="0022183f"/>
    </style:style>
    <style:style style:name="P24" style:family="paragraph" style:parent-style-name="Text_20_body">
      <style:paragraph-properties fo:line-height="100%" fo:background-color="#ccccff">
        <style:background-image/>
      </style:paragraph-properties>
      <style:text-properties style:font-name="Courier New" fo:font-size="11pt" fo:font-weight="bold" officeooo:rsid="001316e4" officeooo:paragraph-rsid="001316e4" style:font-size-asian="11pt" style:font-weight-asian="bold" style:font-size-complex="11pt" style:font-weight-complex="bold"/>
    </style:style>
    <style:style style:name="P25" style:family="paragraph" style:parent-style-name="Text_20_body">
      <style:paragraph-properties fo:background-color="#ccccff">
        <style:background-image/>
      </style:paragraph-properties>
      <style:text-properties style:font-name="Courier New" fo:font-size="11pt" fo:font-weight="bold" officeooo:rsid="001a1a87" officeooo:paragraph-rsid="001a1a87" style:font-size-asian="11pt" style:font-weight-asian="bold" style:font-size-complex="11pt" style:font-weight-complex="bold"/>
    </style:style>
    <style:style style:name="P26" style:family="paragraph" style:parent-style-name="Heading">
      <style:paragraph-properties fo:break-before="page"/>
      <style:text-properties officeooo:rsid="0009c9f7" officeooo:paragraph-rsid="0009c9f7"/>
    </style:style>
    <style:style style:name="P27" style:family="paragraph" style:parent-style-name="Title">
      <style:text-properties officeooo:rsid="0009c9f7" officeooo:paragraph-rsid="0009c9f7"/>
    </style:style>
    <style:style style:name="P28" style:family="paragraph" style:parent-style-name="Text_20_body">
      <style:text-properties officeooo:rsid="002485a7" officeooo:paragraph-rsid="002485a7"/>
    </style:style>
    <style:style style:name="P29" style:family="paragraph" style:parent-style-name="Heading_20_2">
      <style:text-properties officeooo:rsid="000d2a5e" officeooo:paragraph-rsid="000d2a5e"/>
    </style:style>
    <style:style style:name="P30" style:family="paragraph" style:parent-style-name="Heading_20_2">
      <style:text-properties officeooo:rsid="000ff13b" officeooo:paragraph-rsid="000ff13b"/>
    </style:style>
    <style:style style:name="P31" style:family="paragraph" style:parent-style-name="Heading_20_2">
      <style:text-properties officeooo:rsid="0018ce2d" officeooo:paragraph-rsid="0018ce2d"/>
    </style:style>
    <style:style style:name="P32" style:family="paragraph" style:parent-style-name="Heading_20_2">
      <style:text-properties officeooo:rsid="0013a985" officeooo:paragraph-rsid="0013a985"/>
    </style:style>
    <style:style style:name="P33" style:family="paragraph" style:parent-style-name="Heading_20_2">
      <style:text-properties officeooo:rsid="0022183f" officeooo:paragraph-rsid="0022ddc6"/>
    </style:style>
    <style:style style:name="P34" style:family="paragraph" style:parent-style-name="Heading_20_1">
      <style:paragraph-properties fo:break-before="page"/>
      <style:text-properties officeooo:rsid="000d94cd" officeooo:paragraph-rsid="000d94cd"/>
    </style:style>
    <style:style style:name="P35" style:family="paragraph" style:parent-style-name="Heading_20_1">
      <style:paragraph-properties fo:break-before="page"/>
      <style:text-properties officeooo:rsid="0013a985" officeooo:paragraph-rsid="0013a985"/>
    </style:style>
    <style:style style:name="T1" style:family="text">
      <style:text-properties officeooo:rsid="000a0792"/>
    </style:style>
    <style:style style:name="T2" style:family="text">
      <style:text-properties officeooo:rsid="000b31a6"/>
    </style:style>
    <style:style style:name="T3" style:family="text">
      <style:text-properties officeooo:rsid="000cda10"/>
    </style:style>
    <style:style style:name="T4" style:family="text">
      <style:text-properties officeooo:rsid="000f70b4"/>
    </style:style>
    <style:style style:name="T5" style:family="text">
      <style:text-properties officeooo:rsid="0011404a"/>
    </style:style>
    <style:style style:name="T6" style:family="text">
      <style:text-properties officeooo:rsid="0013a985"/>
    </style:style>
    <style:style style:name="T7" style:family="text">
      <style:text-properties fo:font-weight="bold" style:font-weight-asian="bold" style:font-weight-complex="bold"/>
    </style:style>
    <style:style style:name="T8" style:family="text">
      <style:text-properties fo:font-weight="bold" officeooo:rsid="0016a0f4" style:font-weight-asian="bold" style:font-weight-complex="bold"/>
    </style:style>
    <style:style style:name="T9" style:family="text">
      <style:text-properties fo:font-weight="bold" officeooo:rsid="001a1a87" style:font-weight-asian="bold" style:font-weight-complex="bold"/>
    </style:style>
    <style:style style:name="T10" style:family="text">
      <style:text-properties fo:font-weight="bold" officeooo:rsid="001bb398" style:font-weight-asian="bold" style:font-weight-complex="bold"/>
    </style:style>
    <style:style style:name="T11" style:family="text">
      <style:text-properties fo:font-weight="bold" officeooo:rsid="001c12d2" style:font-weight-asian="bold" style:font-weight-complex="bold"/>
    </style:style>
    <style:style style:name="T12" style:family="text">
      <style:text-properties fo:font-weight="bold" officeooo:rsid="0026c8ec" style:font-weight-asian="bold" style:font-weight-complex="bold"/>
    </style:style>
    <style:style style:name="T13" style:family="text">
      <style:text-properties fo:font-weight="bold" officeooo:rsid="002bf92c" style:font-weight-asian="bold" style:font-weight-complex="bold"/>
    </style:style>
    <style:style style:name="T14" style:family="text">
      <style:text-properties fo:font-weight="bold" officeooo:rsid="00287325" style:font-weight-asian="bold" style:font-weight-complex="bold"/>
    </style:style>
    <style:style style:name="T15" style:family="text">
      <style:text-properties fo:font-weight="bold" officeooo:rsid="002c5915" style:font-weight-asian="bold" style:font-weight-complex="bold"/>
    </style:style>
    <style:style style:name="T16" style:family="text">
      <style:text-properties fo:font-weight="bold" officeooo:rsid="0029d56d" style:font-weight-asian="bold" style:font-weight-complex="bold"/>
    </style:style>
    <style:style style:name="T17" style:family="text">
      <style:text-properties fo:font-weight="bold" officeooo:rsid="002d1c09" style:font-weight-asian="bold" style:font-weight-complex="bold"/>
    </style:style>
    <style:style style:name="T18" style:family="text">
      <style:text-properties fo:font-weight="bold" officeooo:rsid="002b827a" style:font-weight-asian="bold" style:font-weight-complex="bold"/>
    </style:style>
    <style:style style:name="T19" style:family="text">
      <style:text-properties fo:font-weight="bold" officeooo:rsid="002fd1fb"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6a0f4" style:font-weight-asian="normal" style:font-weight-complex="normal"/>
    </style:style>
    <style:style style:name="T22" style:family="text">
      <style:text-properties fo:font-weight="normal" officeooo:rsid="0018ce2d" style:font-weight-asian="normal" style:font-weight-complex="normal"/>
    </style:style>
    <style:style style:name="T23" style:family="text">
      <style:text-properties fo:font-weight="normal" officeooo:rsid="001a1a87" style:font-weight-asian="normal" style:font-weight-complex="normal"/>
    </style:style>
    <style:style style:name="T24" style:family="text">
      <style:text-properties fo:font-weight="normal" officeooo:rsid="001b051e" style:font-weight-asian="normal" style:font-weight-complex="normal"/>
    </style:style>
    <style:style style:name="T25" style:family="text">
      <style:text-properties officeooo:rsid="001a1a87"/>
    </style:style>
    <style:style style:name="T26" style:family="text">
      <style:text-properties officeooo:rsid="001c12d2"/>
    </style:style>
    <style:style style:name="T27" style:family="text">
      <style:text-properties officeooo:rsid="0020a6f1"/>
    </style:style>
    <style:style style:name="T28" style:family="text">
      <style:text-properties officeooo:rsid="0026c8ec"/>
    </style:style>
    <style:style style:name="T29" style:family="text">
      <style:text-properties officeooo:rsid="00287325"/>
    </style:style>
    <style:style style:name="T30" style:family="text">
      <style:text-properties officeooo:rsid="0029d56d"/>
    </style:style>
    <style:style style:name="T31" style:family="text">
      <style:text-properties officeooo:rsid="002b827a"/>
    </style:style>
    <style:style style:name="T32" style:family="text">
      <style:text-properties officeooo:rsid="002e697f"/>
    </style:style>
    <style:style style:name="T33" style:family="text">
      <style:text-properties officeooo:rsid="002fd1fb"/>
    </style:style>
    <style:style style:name="T34" style:family="text">
      <style:text-properties officeooo:rsid="003065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XIRKA SMART CARD EXTENSION MODULES</text:p>
      <text:p text:style-name="P2"/>
      <text:p text:style-name="P26">Contents</text:p>
      <text:p text:style-name="P6">Introduction</text:p>
      <text:p text:style-name="P1"><text:tab/><text:span text:style-name="T1">Description</text:span></text:p>
      <text:p text:style-name="P1"><text:tab/><text:span text:style-name="T1">Dependencies</text:span></text:p>
      <text:p text:style-name="P1"><text:tab/><text:span text:style-name="T4">Installation</text:span></text:p>
      <text:p text:style-name="P1"/>
      <text:p text:style-name="P12">Quick Start</text:p>
      <text:p text:style-name="P12"><text:tab/>Context</text:p>
      <text:p text:style-name="P12"><text:tab/>Connector</text:p>
      <text:p text:style-name="P3">Reference Manual</text:p>
      <text:p text:style-name="P3"><text:tab/><text:span text:style-name="T6">Context</text:span></text:p>
      <text:p text:style-name="P3"><text:tab/><text:span text:style-name="T6">Connector</text:span></text:p>
      <text:p text:style-name="P3"><text:tab/><text:span text:style-name="T6">Constanta Attributes</text:span></text:p>
      <text:p text:style-name="P3"/>
      <text:h text:style-name="P34" text:outline-level="1">Introduction</text:h>
      <text:h text:style-name="P29" text:outline-level="2">Description</text:h>
      <text:p text:style-name="P4">Welcome to Xirka Smart Card Python extension, An extension which enables various functionality of Smart Card reader function using Python script. This extension has been written using Boost Python libraries and has many capabilities including support for:</text:p>
      <text:p text:style-name="P4"><text:tab/>Reader enumeration</text:p>
      <text:p text:style-name="P4"><text:tab/>C<text:span text:style-name="T2">onnect, Disconnect, Reset, Reject and Power Off</text:span></text:p>
      <text:p text:style-name="P4"><text:tab/> <text:span text:style-name="T3">Manipulating Reader using Direct Connection</text:span></text:p>
      <text:p text:style-name="P4"><text:tab/><text:span text:style-name="T3">Monitoring reader status</text:span></text:p>
      <text:h text:style-name="P29" text:outline-level="2">Dependencies</text:h>
      <text:p text:style-name="P5">Python 3.4 <text:span text:style-name="T34">( 32 bit )</text:span></text:p>
      <text:h text:style-name="P30" text:outline-level="2">Installation</text:h>
      <text:p text:style-name="P7">You can setup the extens<text:span text:style-name="T6">i</text:span>on by execute xsmcardsetup.exe. <text:span text:style-name="T5">Open up python console and try introduction extension script</text:span></text:p>
      <text:p text:style-name="P9"/>
      <text:p text:style-name="P24">Type "help", "copyright", "credits" or "license" for more information.</text:p>
      <text:p text:style-name="P24">&gt;&gt;&gt; import scard</text:p>
      <text:p text:style-name="P24">&gt;&gt;&gt; scard.version()</text:p>
      <text:p text:style-name="P24">(2, 4, 7, 2)</text:p>
      <text:p text:style-name="P24">&gt;&gt;&gt; scard.about()</text:p>
      <text:p text:style-name="P24">'Xirka Smart Card Python Module by Indra Bagus &lt;indra@xirkachipset.com&gt; '</text:p>
      <text:p text:style-name="P24">&gt;&gt;&gt;</text:p>
      <text:p text:style-name="P10"/>
      <text:p text:style-name="P11">The command above will verify that the scard extension successfully installed and running well.</text:p>
      <text:p text:style-name="P8"/>
      <text:h text:style-name="P35" text:outline-level="1">Quick Start</text:h>
      <text:p text:style-name="P13">The quick start will give you jump start in using library. </text:p>
      <text:h text:style-name="P35" text:outline-level="1">Reference Manual</text:h>
      <text:h text:style-name="P31" text:outline-level="2">Global Functions</text:h>
      <text:p text:style-name="P16">scard.<text:span text:style-name="T7">about()</text:span></text:p>
      <text:p text:style-name="P17"><text:tab/>Return string about the writer of this extension modules</text:p>
      <text:p text:style-name="P17"/>
      <text:p text:style-name="P16"><text:span text:style-name="T20">scard.</text:span><text:span text:style-name="T7">version()</text:span></text:p>
      <text:p text:style-name="P16"><text:span text:style-name="T20"><text:tab/>Return </text:span><text:span text:style-name="T23">tuple contained </text:span><text:span text:style-name="T20">current version of this extension. The returned </text:span><text:span text:style-name="T23">tuple </text:span><text:span text:style-name="T20">consist of major version, minor version ,release version <text:s/>and build number</text:span></text:p>
      <text:p text:style-name="P25">Type "help", "copyright", "credits" or "license" for more information.</text:p>
      <text:p text:style-name="P25">&gt;&gt;&gt; import scard</text:p>
      <text:p text:style-name="P25">&gt;&gt;&gt; scard.version()</text:p>
      <text:p text:style-name="P25">(2, 4, 7, 2)</text:p>
      <text:p text:style-name="P19">It informed that the extension version is 2.4.7-build-2</text:p>
      <text:p text:style-name="P19"/>
      <text:p text:style-name="P15">scard.<text:span text:style-name="T7">context()</text:span></text:p>
      <text:p text:style-name="P15"><text:span text:style-name="T20"><text:tab/>Return a reference to context interface </text:span><text:span text:style-name="T22">object where will be used later. </text:span><text:span text:style-name="T23">The SystemError exception will raised upon failure</text:span></text:p>
      <text:p text:style-name="P18"/>
      <text:p text:style-name="P18"/>
      <text:h text:style-name="P32" text:outline-level="2">Context Interface</text:h>
      <text:p text:style-name="P13">context.<text:span text:style-name="T7">list_readers</text:span><text:span text:style-name="T8">()</text:span></text:p>
      <text:p text:style-name="P13"><text:span text:style-name="T8"><text:tab/></text:span><text:span text:style-name="T21">Return list of connected readers</text:span></text:p>
      <text:p text:style-name="P13"><text:span text:style-name="T25">context.</text:span><text:span text:style-name="T7">connector</text:span><text:span text:style-name="T9">( </text:span><text:span text:style-name="T23">Index of connected readers</text:span><text:span text:style-name="T9">)</text:span></text:p>
      <text:p text:style-name="P13"><text:span text:style-name="T9"><text:tab/></text:span><text:span text:style-name="T23">Return of copy of connector class. </text:span><text:span text:style-name="T24">The exception will be raised upon function's error.</text:span></text:p>
      <text:p text:style-name="P13"/>
      <text:h text:style-name="P32" text:outline-level="2">Connector Interface</text:h>
      <text:p text:style-name="P14"/>
      <text:p text:style-name="P13">connector.<text:span text:style-name="T7">name</text:span><text:span text:style-name="T10">()</text:span></text:p>
      <text:p text:style-name="P13"><text:span text:style-name="T26">connector.</text:span><text:span text:style-name="T7">connect</text:span><text:span text:style-name="T11">()</text:span></text:p>
      <text:p text:style-name="P13"><text:span text:style-name="T26">connector.</text:span><text:span text:style-name="T11">direct_connect()</text:span></text:p>
      <text:p text:style-name="P20"><text:span text:style-name="T28">connector.</text:span><text:span text:style-name="T12">d</text:span><text:span text:style-name="T7">isconnect</text:span><text:span text:style-name="T13">()</text:span></text:p>
      <text:p text:style-name="P20"><text:span text:style-name="T28">connector.</text:span><text:span text:style-name="T12">r</text:span><text:span text:style-name="T7">eset</text:span><text:span text:style-name="T13">()</text:span></text:p>
      <text:p text:style-name="P20"><text:soft-page-break/><text:span text:style-name="T29">connector.</text:span><text:span text:style-name="T14">e</text:span><text:span text:style-name="T7">ject</text:span><text:span text:style-name="T15">()</text:span></text:p>
      <text:p text:style-name="P20"><text:span text:style-name="T30">connector.</text:span><text:span text:style-name="T16">u</text:span><text:span text:style-name="T7">npowered</text:span><text:span text:style-name="T17">()</text:span></text:p>
      <text:p text:style-name="P20"><text:span text:style-name="T30">connector.</text:span><text:span text:style-name="T16">c</text:span><text:span text:style-name="T7">ontrol</text:span><text:span text:style-name="T17">()</text:span></text:p>
      <text:p text:style-name="P20"><text:span text:style-name="T31">connector.</text:span><text:span text:style-name="T18">t</text:span><text:span text:style-name="T7">ransceive</text:span><text:span text:style-name="T17">(</text:span><text:span text:style-name="T33">sequence</text:span><text:span text:style-name="T19"> </text:span><text:span text:style-name="T32">command</text:span><text:span text:style-name="T17">)</text:span></text:p>
      <text:p text:style-name="P20"><text:span text:style-name="T31">connector.</text:span><text:span text:style-name="T18">r</text:span><text:span text:style-name="T7">eaderstate</text:span><text:span text:style-name="T17">()</text:span></text:p>
      <text:h text:style-name="Heading_20_2" text:outline-level="2">Built in <text:span text:style-name="T27">Smart Card States</text:span> Constant</text:h>
      <text:p text:style-name="P20">SCARD_STATE_UNAWARE</text:p>
      <text:p text:style-name="P20">SCARD_STATE_IGNORE <text:s text:c="3"/></text:p>
      <text:p text:style-name="P20">SCARD_STATE_CHANGED <text:s text:c="4"/></text:p>
      <text:p text:style-name="P20">SCARD_STATE_UNKNOWN <text:s text:c="4"/></text:p>
      <text:p text:style-name="P20">SCARD_STATE_UNAVAILABLE </text:p>
      <text:p text:style-name="P20">SCARD_STATE_EMPTY</text:p>
      <text:p text:style-name="P20">SCARD_STATE_PRESENT <text:s text:c="4"/></text:p>
      <text:p text:style-name="P20">SCARD_STATE_ATRMATCH <text:s text:c="3"/></text:p>
      <text:p text:style-name="P20">SCARD_STATE_EXCLUSIVE <text:s text:c="2"/></text:p>
      <text:p text:style-name="P20">SCARD_STATE_INUSE</text:p>
      <text:p text:style-name="P20">SCARD_STATE_MUTE <text:s text:c="7"/></text:p>
      <text:p text:style-name="P20">SCARD_STATE_UNPOWERED <text:s text:c="2"/></text:p>
      <text:p text:style-name="P13"><text:tab/></text:p>
      <text:h text:style-name="Heading_20_2" text:outline-level="2">Built in Control Command</text:h>
      <text:p text:style-name="P21">IOCTL_SMARTCARD_POWER</text:p>
      <text:p text:style-name="P21">IOCTL_SMARTCARD_GET_ATTRIBUTE </text:p>
      <text:p text:style-name="P21">IOCTL_SMARTCARD_SET_ATTRIBUTE </text:p>
      <text:p text:style-name="P21">IOCTL_SMARTCARD_CONFISCATE</text:p>
      <text:p text:style-name="P21">IOCTL_SMARTCARD_TRANSMIT <text:s text:c="4"/></text:p>
      <text:p text:style-name="P21">IOCTL_SMARTCARD_EJECT <text:s text:c="2"/></text:p>
      <text:p text:style-name="P21">IOCTL_SMARTCARD_SWALLOW</text:p>
      <text:p text:style-name="P21">IOCTL_SMARTCARD_IS_PRESENT</text:p>
      <text:p text:style-name="P21">IOCTL_SMARTCARD_IS_ABSENT</text:p>
      <text:p text:style-name="P21">IOCTL_SMARTCARD_SET_PROTOCOL</text:p>
      <text:p text:style-name="P21">IOCTL_SMARTCARD_GET_STATE</text:p>
      <text:p text:style-name="P22">IOCTL_SMARTCARD_GET_LAST_ERROR</text:p>
      <text:p text:style-name="P23">IOCTL_SMARTCARD_GET_PERF_CNTR</text:p>
      <text:p text:style-name="P23"><text:soft-page-break/></text:p>
      <text:h text:style-name="P33" text:outline-level="2">Built in IOCTL Command For ACR122</text:h>
      <text:p text:style-name="P28">IOCTL_CCID_ESCAPE_SCARD_CTL_CODE</text:p>
      <text:p text:style-name="P28">IOCTL_SMARTCARD_ACR128_ESCAPE_COM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M28S</meta:editing-duration>
    <meta:editing-cycles>39</meta:editing-cycles>
    <meta:generator>LibreOffice/4.2.0.4$Windows_x86 LibreOffice_project/05dceb5d363845f2cf968344d7adab8dcfb2ba71</meta:generator>
    <dc:date>2015-03-15T22:15:29.943000000</dc:date>
    <meta:document-statistic meta:table-count="0" meta:image-count="0" meta:object-count="0" meta:page-count="7" meta:paragraph-count="94" meta:word-count="325" meta:character-count="2926" meta:non-whitespace-character-count="2625"/>
    <meta:user-defined meta:name="Info 1"/>
    <meta:user-defined meta:name="Info 2"/>
    <meta:user-defined meta:name="Info 3"/>
    <meta:user-defined meta:name="Info 4"/>
  </office:meta>
</office:document-meta>
</file>